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0-50</text:p>
          </table:table-cell>
          <table:table-cell office:value-type="float" office:value="1179" calcext:value-type="float">
            <text:p>1179</text:p>
          </table:table-cell>
          <table:table-cell table:formula="of:=[.B1]/SUM([.$B$1:.$B$8])*100" office:value-type="float" office:value="13.6410968413745" calcext:value-type="float">
            <text:p>13.6410968413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-100</text:p>
          </table:table-cell>
          <table:table-cell office:value-type="float" office:value="2054" calcext:value-type="float">
            <text:p>2054</text:p>
          </table:table-cell>
          <table:table-cell table:formula="of:=[.B2]/SUM([.$B$1:.$B$8])*100" office:value-type="float" office:value="23.7648964479926" calcext:value-type="float">
            <text:p>23.7648964479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-150</text:p>
          </table:table-cell>
          <table:table-cell office:value-type="float" office:value="1147" calcext:value-type="float">
            <text:p>1147</text:p>
          </table:table-cell>
          <table:table-cell table:formula="of:=[.B3]/SUM([.$B$1:.$B$8])*100" office:value-type="float" office:value="13.2708550271896" calcext:value-type="float">
            <text:p>13.2708550271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1-200</text:p>
          </table:table-cell>
          <table:table-cell office:value-type="float" office:value="2901" calcext:value-type="float">
            <text:p>2901</text:p>
          </table:table-cell>
          <table:table-cell table:formula="of:=[.B4]/SUM([.$B$1:.$B$8])*100" office:value-type="float" office:value="33.5647344671989" calcext:value-type="float">
            <text:p>33.5647344671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-300</text:p>
          </table:table-cell>
          <table:table-cell office:value-type="float" office:value="875" calcext:value-type="float">
            <text:p>875</text:p>
          </table:table-cell>
          <table:table-cell table:formula="of:=[.B5]/SUM([.$B$1:.$B$8])*100" office:value-type="float" office:value="10.1237996066181" calcext:value-type="float">
            <text:p>10.1237996066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1-400</text:p>
          </table:table-cell>
          <table:table-cell office:value-type="float" office:value="332" calcext:value-type="float">
            <text:p>332</text:p>
          </table:table-cell>
          <table:table-cell table:formula="of:=[.B6]/SUM([.$B$1:.$B$8])*100" office:value-type="float" office:value="3.84125882216823" calcext:value-type="float">
            <text:p>3.84125882216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1-500</text:p>
          </table:table-cell>
          <table:table-cell office:value-type="float" office:value="111" calcext:value-type="float">
            <text:p>111</text:p>
          </table:table-cell>
          <table:table-cell table:formula="of:=[.B7]/SUM([.$B$1:.$B$8])*100" office:value-type="float" office:value="1.28427629295384" calcext:value-type="float">
            <text:p>1.28427629295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500</text:p>
          </table:table-cell>
          <table:table-cell office:value-type="float" office:value="44" calcext:value-type="float">
            <text:p>44</text:p>
          </table:table-cell>
          <table:table-cell table:formula="of:=[.B8]/SUM([.$B$1:.$B$8])*100" office:value-type="float" office:value="0.509082494504223" calcext:value-type="float">
            <text:p>0.509082494504223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{1: [104, 154, 42, 222, 146, 51, 18, 2], 2: [84, 177, 55, 175, 128, 39, 8, 0], 3: [99, 118, 66, 282, 98, 31, 0, 0], 4: [27, 132, 130, 368, 51, 2, 0, 1], 5: [73, 180, 153, 300, 32, 2, 0, 0], 6: [117, 200, 104, 265, 15, 1, 0, 0], 7: [40, 185, 187, 329, 1, 0, 0, 0], 8: [130, 246, 125, 242, 0, 0, 0, 0], 9: [165, 235, 84, 196, 37, 0, 0, 0], 10: [188, 192, 81, 151, 57, 65, 1, 0], 11: [37, 118, 87, 239, 158, 57, 13, 11], 12: [115, 117, 33, 132, 152, 84, 71, 30]}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57pt" svg:y="2.83pt">
            <loext:p draw:notify-on-update-of-ranges="Sheet2.B1:Sheet2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y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odera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nsitiv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nhealth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ery unhealt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zadous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09:40:54.138505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0:42:49.128505656</meta:creation-date>
    <dc:date>2016-12-08T09:41:23.624534615</dc:date>
    <meta:editing-duration>PT8H58M53S</meta:editing-duration>
    <meta:editing-cycles>5</meta:editing-cycles>
    <meta:generator>LibreOffice/5.2.3.3$Linux_X86_64 LibreOffice_project/20m0$Build-3</meta:generator>
    <meta:document-statistic meta:table-count="2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5.06cm" svg:y="2.956cm" style:legend-expansion="high" chart:style-name="ch2"/>
        <chart:plot-area chart:style-name="ch3" table:cell-range-address="Sheet2.B1:Sheet2.B6" svg:x="0.32cm" svg:y="0.18cm" svg:width="14.42cm" svg:height="8.64cm">
          <chartooo:coordinate-region svg:x="3.21cm" svg:y="0.181cm" svg:width="8.639cm" svg:height="8.6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Sheet2.B1:Sheet2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